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a0fb" officeooo:paragraph-rsid="000ba0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9T15:21:43.409801173</meta:creation-date>
    <dc:date>2020-01-19T17:39:22.301538783</dc:date>
    <meta:editing-duration>PT2H7M2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